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8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0" style:family="paragraph" style:parent-style-name="Table_20_Contents">
      <style:text-properties officeooo:rsid="003c9d6c" officeooo:paragraph-rsid="002e41b2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2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3" style:family="paragraph" style:parent-style-name="Table_20_Contents">
      <style:text-properties officeooo:rsid="003c9d6c" officeooo:paragraph-rsid="002e41b2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18" style:family="paragraph" style:parent-style-name="Table_20_Contents">
      <style:text-properties officeooo:paragraph-rsid="002e41b2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41b2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e41b2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29" style:family="paragraph" style:parent-style-name="Table_20_Contents">
      <style:paragraph-properties fo:text-align="start" style:justify-single-word="false"/>
      <style:text-properties officeooo:paragraph-rsid="00318988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fa005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02b4fd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b4fd4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2c4d0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56c8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7"><text:span text:style-name="T22">Enrollment</text:span> Declaration</text:p>
      <text:p text:style-name="P6"/>
      <text:p text:style-name="P26"><text:span text:style-name="T14">We hereby declare, to all effects and purposes, that <text:s/>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text-input text:description="${curriculumInformation.curricularYear}">${curriculumInformation.curricularYear}</text:text-input><text:span text:style-name="T15">, </text:span><text:span text:style-name="T17">in the Degree of</text:span><text:span text:style-name="T14"> </text:span><text:span text:style-name="T14"><text:text-input text:description="${lang.en(curricularPlanInformation.degreeName)}">${lang.en(curricularPlanInformation.degreeName)}</text:text-input></text:span><text:span text:style-name="T15"> </text:span><text:span text:style-name="T17">during the execution year of</text:span><text:span text:style-name="T15"> </text:span><text:text-input text:description="${executionYearName}">${executionYearName}</text:text-input><text:text-input text:description="[#if serviceRequest.detailed]">[#if serviceRequest.detailed]</text:text-input>, <text:span text:style-name="T12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0"/>
      <text:p text:style-name="P1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Curricular Unit(s)</text:p>
          </table:table-cell>
          <table:table-cell table:style-name="Table1.A1" office:value-type="string">
            <text:p text:style-name="P25">Semester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3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3"><text:s text:c="2"/></text:span><text:span text:style-name="T24">Total Units</text:span><text:span text:style-name="T23">: </text:span><text:span text:style-name="T26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5">T</text:span><text:span text:style-name="T23">otal ECTS: </text:span><text:span text:style-name="T26"><text:text-input text:description="${numbers.onePlace(totalNormalECTS)}">${numbers.onePlace(totalNormalECTS)}</text:text-input></text:span></text:p>
      <text:p text:style-name="P13"/>
      <text:p text:style-name="P13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1"><text:text-input text:description="[/#if]">[/#if]</text:text-input></text:p>
      <text:p text:style-name="P11"/>
      <text:p text:style-name="P29"><text:span text:style-name="T10">Faculdade de </text:span><text:span text:style-name="T2">Letras</text:span><text:span text:style-name="T11"> </text:span><text:span text:style-name="T10">da Universidade de Lisboa</text:span><text:span text:style-name="T19">, </text:span><text:span text:style-name="T21">on the </text:span><text:span text:style-name="T21"><text:text-input text:description="${lang.pt(dates.extendedDate(localizedDate.nowDate()))}"/></text:span><text:span text:style-name="T21"><text:text-input text:description="${lang.en(dates.extendedDate(localizedDate.nowDate()))}">${lang.en(dates.extendedDate(localizedDate.nowDate()))}</text:text-input></text:span><text:span text:style-name="T21"><text:text-input text:description="${lang.en(dates.extendedDate(localizedDate.nowDate()))}"/></text:span><text:span text:style-name="T16">.</text:span></text:p>
      <text:p text:style-name="P8"/>
      <text:p text:style-name="P1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5">O presente documento só é válido com assinatura e carimbo da instituição!</text:p>
            <text:p text:style-name="P14"><text:text-input text:description="[#if hasPricetag]">[#if hasPricetag]</text:text-input></text:p>
            <text:p text:style-name="P24"><text:span text:style-name="T18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7">Núcleo de Planeamento e Gestão Académica,</text:p>
            <text:p text:style-name="P17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4"><text:text-input text:description="[#if hasPricetag]">[#if hasPricetag]</text:text-input></text:p>
            <text:p text:style-name="P24"><text:span text:style-name="T18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fa005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54:04.455529613</dc:date>
    <meta:editing-duration>PT1H5M1S</meta:editing-duration>
    <meta:editing-cycles>29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09" meta:character-count="3373" meta:non-whitespace-character-count="3135"/>
  </office:meta>
</office:document-meta>
</file>